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5.33cm" fo:margin-top="0cm" fo:margin-bottom="0.25cm" table:align="center" style:shadow="none"/>
    </style:style>
    <style:style style:name="Table1.A" style:family="table-column">
      <style:table-column-properties style:column-width="3.157cm"/>
    </style:style>
    <style:style style:name="Table1.B" style:family="table-column">
      <style:table-column-properties style:column-width="2.173cm"/>
    </style:style>
    <style:style style:name="Tab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97cm" fo:border="0.05pt solid #000000">
        <style:background-image/>
      </style:table-cell-properties>
    </style:style>
    <style:style style:name="Tab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0.964cm" fo:margin-top="0cm" fo:margin-bottom="0.25cm" table:align="center" style:shadow="none"/>
    </style:style>
    <style:style style:name="Table2.A" style:family="table-column">
      <style:table-column-properties style:column-width="3.156cm"/>
    </style:style>
    <style:style style:name="Table2.B" style:family="table-column">
      <style:table-column-properties style:column-width="3.05cm"/>
    </style:style>
    <style:style style:name="Table2.C" style:family="table-column">
      <style:table-column-properties style:column-width="3.47cm"/>
    </style:style>
    <style:style style:name="Table2.D" style:family="table-column">
      <style:table-column-properties style:column-width="1.289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list-style-name="L1"/>
    <style:style style:name="P2" style:family="paragraph" style:parent-style-name="Standard" style:list-style-name="L1">
      <style:text-properties officeooo:rsid="00002c98" officeooo:paragraph-rsid="00002c98"/>
    </style:style>
    <style:style style:name="P3" style:family="paragraph" style:parent-style-name="Text_20_body">
      <style:text-properties officeooo:rsid="00002c98" officeooo:paragraph-rsid="00002c98"/>
    </style:style>
    <style:style style:name="P4" style:family="paragraph" style:parent-style-name="Text_20_body">
      <style:text-properties officeooo:rsid="00009ded" officeooo:paragraph-rsid="00009ded"/>
    </style:style>
    <style:style style:name="P5" style:family="paragraph" style:parent-style-name="Text_20_body">
      <style:text-properties officeooo:rsid="0001ddeb" officeooo:paragraph-rsid="0001ddeb"/>
    </style:style>
    <style:style style:name="P6" style:family="paragraph" style:parent-style-name="Text_20_body" style:list-style-name="List_20_1"/>
    <style:style style:name="P7" style:family="paragraph" style:parent-style-name="Text_20_body">
      <style:text-properties officeooo:rsid="0003696d" officeooo:paragraph-rsid="0003696d"/>
    </style:style>
    <style:style style:name="P8" style:family="paragraph" style:parent-style-name="Text_20_body">
      <style:text-properties officeooo:rsid="000422d0" officeooo:paragraph-rsid="000422d0"/>
    </style:style>
    <style:style style:name="P9" style:family="paragraph" style:parent-style-name="Text_20_body">
      <style:text-properties officeooo:paragraph-rsid="000422d0"/>
    </style:style>
    <style:style style:name="P10" style:family="paragraph" style:parent-style-name="Text_20_body">
      <style:text-properties officeooo:rsid="000919be" officeooo:paragraph-rsid="000919be"/>
    </style:style>
    <style:style style:name="P11" style:family="paragraph" style:parent-style-name="Table_20_Heading">
      <style:text-properties officeooo:rsid="0003696d" officeooo:paragraph-rsid="0003696d"/>
    </style:style>
    <style:style style:name="P12" style:family="paragraph" style:parent-style-name="Table_20_Heading">
      <style:text-properties officeooo:rsid="0003696d" officeooo:paragraph-rsid="000422d0"/>
    </style:style>
    <style:style style:name="P13" style:family="paragraph" style:parent-style-name="Table_20_Heading">
      <style:text-properties officeooo:rsid="000422d0" officeooo:paragraph-rsid="000422d0"/>
    </style:style>
    <style:style style:name="P14" style:family="paragraph" style:parent-style-name="Heading_20_4">
      <style:text-properties officeooo:rsid="00009ded" officeooo:paragraph-rsid="0003696d"/>
    </style:style>
    <style:style style:name="P15" style:family="paragraph" style:parent-style-name="Heading_20_4">
      <style:text-properties officeooo:paragraph-rsid="0003696d"/>
    </style:style>
    <style:style style:name="P16" style:family="paragraph" style:parent-style-name="Heading_20_1">
      <style:text-properties officeooo:rsid="00002c98" officeooo:paragraph-rsid="00002c98"/>
    </style:style>
    <style:style style:name="P17" style:family="paragraph" style:parent-style-name="Heading_20_3">
      <style:text-properties officeooo:rsid="00009ded" officeooo:paragraph-rsid="00009ded"/>
    </style:style>
    <style:style style:name="P18" style:family="paragraph" style:parent-style-name="Heading_20_3">
      <style:text-properties officeooo:paragraph-rsid="000422d0"/>
    </style:style>
    <style:style style:name="P19" style:family="paragraph" style:parent-style-name="Heading_20_2">
      <style:text-properties officeooo:rsid="00002c98" officeooo:paragraph-rsid="00002c98"/>
    </style:style>
    <style:style style:name="P20" style:family="paragraph" style:parent-style-name="Table_20_Contents">
      <style:text-properties officeooo:rsid="00009ded" officeooo:paragraph-rsid="00009ded"/>
    </style:style>
    <style:style style:name="P21" style:family="paragraph" style:parent-style-name="Table_20_Contents">
      <style:text-properties officeooo:rsid="00009ded" officeooo:paragraph-rsid="000422d0"/>
    </style:style>
    <style:style style:name="P22" style:family="paragraph" style:parent-style-name="Table_20_Contents">
      <style:text-properties officeooo:rsid="0001ddeb" officeooo:paragraph-rsid="0001ddeb"/>
    </style:style>
    <style:style style:name="P23" style:family="paragraph" style:parent-style-name="Table_20_Contents">
      <style:text-properties officeooo:rsid="0010297e" officeooo:paragraph-rsid="0010297e"/>
    </style:style>
    <style:style style:name="P24" style:family="paragraph" style:parent-style-name="Table_20_Contents">
      <style:text-properties officeooo:rsid="00105191" officeooo:paragraph-rsid="00105191"/>
    </style:style>
    <style:style style:name="T1" style:family="text">
      <style:text-properties officeooo:rsid="0001ddeb"/>
    </style:style>
    <style:style style:name="T2" style:family="text">
      <style:text-properties officeooo:rsid="000e64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ase study: an asynchronous echo server</text:h>
      <text:p text:style-name="P10">Authors: Mark Christiaens, Koen De Keyser</text:p>
      <text:h text:style-name="Heading_20_2" text:outline-level="2">Test system</text:h>
      <text:list xml:id="list7697996140440489866" text:style-name="L1">
        <text:list-item>
          <text:p text:style-name="P1">Intel(R) Core(TM) i5-6600K CPU @ 3.50GHz</text:p>
        </text:list-item>
        <text:list-item>
          <text:p text:style-name="P1">16 GiB DDR4</text:p>
        </text:list-item>
        <text:list-item>
          <text:p text:style-name="P2">Go: go1.5.1 linux/amd64</text:p>
        </text:list-item>
        <text:list-item>
          <text:p text:style-name="P2">GCC: 4.9.2, -O2</text:p>
        </text:list-item>
        <text:list-item>
          <text:p text:style-name="P2">Haskell: GHC 7.10.2, -O2</text:p>
        </text:list-item>
        <text:list-item>
          <text:p text:style-name="P2">Ubuntu 64 bit Vivid 15.04</text:p>
        </text:list-item>
      </text:list>
      <text:h text:style-name="P19" text:outline-level="2">Test scenario</text:h>
      <text:p text:style-name="P3">In each language/framework a basic “echo server” is implemented. <text:s/>This echo server accepts connections and echos all data that was sent to it back onto the socket. <text:s/>The echo server also analyzes the data. <text:s/>When it sees the word “exit” on a single line then the connection is closed by the server.</text:p>
      <text:p text:style-name="P5">We attempted to use the typical language constructs of every language eco-system so as to make a fair comparison possible. <text:s/>The server all implement exactly the above functionality (possibly augmented with some logging) but no more.</text:p>
      <text:p text:style-name="P3">The echo servers are tested by a test driver written in Go. <text:s/>The test driver opens a configurable number of simultaneous connections to a server and sends/receives as many messages as possible to the server during a fixed duration of time. <text:s/><text:span text:style-name="T2">I</text:span>n this test, <text:span text:style-name="T2">the driver will put load on the server for a duration of 10 seconds and will send messages of size 1000 bytes. <text:s/>The server is allowed to use 3 threads for handling connections while the driver uses 2 threads to generate load.</text:span></text:p>
      <text:p text:style-name="P8">All code is available at <text:a xlink:type="simple" xlink:href="https://github.com/mark-christiaens/echo_talk" text:style-name="Internet_20_link" text:visited-style-name="Visited_20_Internet_20_Link">https://github.com/mark-christiaens/echo_talk</text:a>. </text:p>
      <text:h text:style-name="P19" text:outline-level="2">Goals</text:h>
      <text:list xml:id="list3347460153769992560" text:style-name="List_20_1">
        <text:list-item>
          <text:p text:style-name="P6">Evaluate the scalability of the language/framework/runtimes with regards to network processing.</text:p>
        </text:list-item>
        <text:list-item>
          <text:p text:style-name="P6">Evaluate the expressiveness of every language by implementing the same functionality and comparing the line count of every solution.</text:p>
        </text:list-item>
        <text:list-item>
          <text:p text:style-name="P6">Evaluate the safety features of every language (qualitatively).</text:p>
        </text:list-item>
      </text:list>
      <text:h text:style-name="Heading_20_2" text:outline-level="2">Server description</text:h>
      <text:h text:style-name="P17" text:outline-level="3">C++ Boost ASIO</text:h>
      <text:p text:style-name="P4">The first server was implemented using C++ in a “continuation passing style” using the Boost ASIO framework. <text:s/>Boost ASIO is an industrial strength C++ library focused on building scalable network applications. <text:s/>It is built (like every other scalable solution) on top of the kernel's “epoll” call. <text:s/>All connection management, memory management … is performed explicitly.</text:p>
      <text:h text:style-name="Heading_20_3" text:outline-level="3"><text:soft-page-break/>Go</text:h>
      <text:p text:style-name="P4">In contrast to C++, Go has language support for scalable applications. <text:s/>All network operations are by default “non-blocking”. <text:s/>The Go runtime has the concept of “goroutines” which are light-weight threads. <text:s/>Every connection can be handled by its own goroutine resulting i<text:span text:style-name="T1">n a programming style that is quite natural and easy to follow.</text:span></text:p>
      <text:h text:style-name="Heading_20_3" text:outline-level="3">Haskell</text:h>
      <text:p text:style-name="P5">As with Go, Haskell has runtime support for scalable applications. <text:s/>All network operations are by default “non-blocking” and handled by light-weight threads (called “sparks” in this case). <text:s/>Again programming is quite natural. <text:s/>In addition, Haskell has the concept of “software transactional memory” which eases the programming burden when designing interaction between the threads by avoiding deadlock scenarios.</text:p>
      <text:h text:style-name="Heading_20_2" text:outline-level="2">Evaluation</text:h>
      <text:h text:style-name="Heading_20_3" text:outline-level="3">Scalability</text:h>
      <text:p text:style-name="P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Server</text:p>
          </table:table-cell>
          <table:table-cell table:style-name="Table2.B1" table:number-columns-spanned="3" office:value-type="string">
            <text:p text:style-name="P13">Simultaneous Connections</text:p>
          </table: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10</text:p>
          </table:table-cell>
          <table:table-cell table:style-name="Table2.A2" office:value-type="string">
            <text:p text:style-name="Table_20_Contents">100</text:p>
          </table:table-cell>
          <table:table-cell table:style-name="Table2.D2" office:value-type="string">
            <text:p text:style-name="Table_20_Contents">1000</text:p>
          </table:table-cell>
        </table:table-row>
        <table:table-row>
          <table:table-cell table:style-name="Table2.A2" office:value-type="string">
            <text:p text:style-name="Table_20_Heading"/>
          </table:table-cell>
          <table:table-cell table:style-name="Table2.D2" table:number-columns-spanned="3" office:value-type="string">
            <text:p text:style-name="Table_20_Heading">Messages/sec</text:p>
          </table:table-cell>
          <table:covered-table-cell/>
          <table:covered-table-cell/>
        </table:table-row>
        <table:table-row>
          <table:table-cell table:style-name="Table2.A2" office:value-type="string">
            <text:p text:style-name="P21">C++ Boost ASIO</text:p>
          </table:table-cell>
          <table:table-cell table:style-name="Table2.A2" office:value-type="string">
            <text:p text:style-name="P24">61565</text:p>
          </table:table-cell>
          <table:table-cell table:style-name="Table2.A2" office:value-type="string">
            <text:p text:style-name="P24">77062</text:p>
          </table:table-cell>
          <table:table-cell table:style-name="Table2.D2" office:value-type="string">
            <text:p text:style-name="P23">72855</text:p>
          </table:table-cell>
        </table:table-row>
        <table:table-row>
          <table:table-cell table:style-name="Table2.A2" office:value-type="string">
            <text:p text:style-name="P21">Go</text:p>
          </table:table-cell>
          <table:table-cell table:style-name="Table2.A2" office:value-type="string">
            <text:p text:style-name="P24">59435</text:p>
          </table:table-cell>
          <table:table-cell table:style-name="Table2.A2" office:value-type="string">
            <text:p text:style-name="P24">60394</text:p>
          </table:table-cell>
          <table:table-cell table:style-name="Table2.D2" office:value-type="string">
            <text:p text:style-name="P23">74528</text:p>
          </table:table-cell>
        </table:table-row>
        <table:table-row>
          <table:table-cell table:style-name="Table2.A2" office:value-type="string">
            <text:p text:style-name="P21">Haskell</text:p>
          </table:table-cell>
          <table:table-cell table:style-name="Table2.A2" office:value-type="string">
            <text:p text:style-name="P24">53021</text:p>
          </table:table-cell>
          <table:table-cell table:style-name="Table2.A2" office:value-type="string">
            <text:p text:style-name="P24">39811</text:p>
          </table:table-cell>
          <table:table-cell table:style-name="Table2.D2" office:value-type="string">
            <text:p text:style-name="P23">37563</text:p>
          </table:table-cell>
        </table:table-row>
      </table:table>
      <text:h text:style-name="P18" text:outline-level="3">Expressiveness</text:h>
      <text:p text:style-name="P4">Line count was measured by counting the number of lines of source code. <text:s/>The source code required to express the build system of each implementation was disregarded (e.g., Makefiles).</text:p>
      <table:table table:name="Table1" table:style-name="Table1">
        <table:table-column table:style-name="Table1.A"/>
        <table:table-column table:style-name="Table1.B"/>
        <table:table-row>
          <table:table-cell table:style-name="Table1.A1" office:value-type="string">
            <text:p text:style-name="P11">Server</text:p>
          </table:table-cell>
          <table:table-cell table:style-name="Table1.B1" office:value-type="string">
            <text:p text:style-name="Table_20_Heading">Line count</text:p>
          </table:table-cell>
        </table:table-row>
        <table:table-row>
          <table:table-cell table:style-name="Table1.A2" office:value-type="string">
            <text:p text:style-name="P20">C++ Boost ASIO</text:p>
          </table:table-cell>
          <table:table-cell table:style-name="Table1.B2" office:value-type="string">
            <text:p text:style-name="P22">382</text:p>
          </table:table-cell>
        </table:table-row>
        <table:table-row>
          <table:table-cell table:style-name="Table1.A2" office:value-type="string">
            <text:p text:style-name="P20">Go</text:p>
          </table:table-cell>
          <table:table-cell table:style-name="Table1.B2" office:value-type="string">
            <text:p text:style-name="P22">44</text:p>
          </table:table-cell>
        </table:table-row>
        <table:table-row>
          <table:table-cell table:style-name="Table1.A2" office:value-type="string">
            <text:p text:style-name="P20">Haskell</text:p>
          </table:table-cell>
          <table:table-cell table:style-name="Table1.B2" office:value-type="string">
            <text:p text:style-name="P22">22</text:p>
          </table:table-cell>
        </table:table-row>
      </table:table>
      <text:p text:style-name="P5">As can be seen from the table, C++ is vastly more verbose that Go and Haskell. <text:s/>This is due to several factors:</text:p>
      <text:list xml:id="list175141819321605" text:continue-numbering="true" text:style-name="List_20_1">
        <text:list-item>
          <text:p text:style-name="P6">C++ by itself is a very verbose language. <text:s/>Most functionality for example needs to be declared twice: in the header files and in the actual C/C++ files.</text:p>
        </text:list-item>
        <text:list-item>
          <text:p text:style-name="P6">The continuation passing style is also very verbose. <text:s/>Each time an asynchronous operation is made, a new (member) function must be declared to handle the result of the asynchronous operation once it completes.</text:p>
        </text:list-item>
      </text:list>
      <text:p text:style-name="Text_20_body">Go is already a lot more readable but still quite verbose. <text:s/><text:span text:style-name="T1">It still conforms to the C (curly braces) style of programming and due to its weak type system (no polymorphism) often a lot of duplication of code appears.</text:span></text:p>
      <text:h text:style-name="Heading_20_3" text:outline-level="3"><text:soft-page-break/>Safety features</text:h>
      <text:h text:style-name="P14" text:outline-level="4">C++ Boost ASIO</text:h>
      <text:p text:style-name="P7">Our assessment is that C++ Boost ASIO is very error prone. <text:s/>The C++ type system is not expressive enough to catch most programming error. <text:s/>As a result, one finds that many programming shops have “coding guidelines” that effectively ban large quantities of programming constructs when using C++. <text:s/>In addition, one usually augments the C++ compiler with static analysis tools (like Coverity) to plug the holes. <text:s/>Specifically for asynchronous programming, it is quite tedious to have to propagate errors through all the callback handlers in an explicit style (the exception mechanism does not transpose well to this programming style). <text:s/>Another problem is that all the callback handlers are usually constructed using boost::bind constructs which can easily be applied in a faulty manner and not immediately caught by the compiler.</text:p>
      <text:h text:style-name="P15" text:outline-level="4">Go</text:h>
      <text:p text:style-name="P7">Go is a lot less error-prone than C++ thanks to its built in safe guards (for example array bounds checking), garbage collection, go-routines (which avoid the need for callbacks in asynchronous programming), the simplicity of the language (a lot of C++ construct simply do not exist in Go) … However, the type system is also substantially simpler than that of both C++ and Haskell. <text:s/>So much so that generic collections cannot be expressed in the language itself. <text:s/>For example, the hash table is not an ordinary data structure in the Go-language. <text:s/>Indeed, it had to be “hard-coded” into the compiler since the type system is unable to express a hash table in a polymorphic, type-safe manner.</text:p>
      <text:h text:style-name="P15" text:outline-level="4">Haskell</text:h>
      <text:p text:style-name="P7">Of the three languages, Haskell is by far the safest. <text:s/>Haskell has all the safe-guards of the Go language (bounds checking, GC, light-weight threads …) but in addition it has a much more powerful and expressive type system. <text:s/>The type system support polymorphism but goes beyond that allowing such constructs like “monads” which are extensively used to propagate errors in a type safe but concise manner through an entire code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Christiaens</meta:initial-creator>
    <meta:creation-date>2015-12-05T14:58:52.345831251</meta:creation-date>
    <dc:date>2015-12-05T17:51:40.407492162</dc:date>
    <dc:creator>Mark Christiaens</dc:creator>
    <meta:editing-duration>PT48M35S</meta:editing-duration>
    <meta:editing-cycles>8</meta:editing-cycles>
    <meta:generator>LibreOffice/5.0.3.2$Linux_X86_64 LibreOffice_project/00$Build-2</meta:generator>
    <meta:document-statistic meta:table-count="2" meta:image-count="0" meta:object-count="0" meta:page-count="3" meta:paragraph-count="66" meta:word-count="954" meta:character-count="5847" meta:non-whitespace-character-count="4944"/>
  </office:meta>
</office:document-meta>
</file>